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officeooo:rsid="00514927"/>
    </style:style>
    <style:style style:name="P2" style:family="paragraph" style:parent-style-name="Heading_20_3">
      <style:text-properties officeooo:paragraph-rsid="00bf74f2"/>
    </style:style>
    <style:style style:name="P3" style:family="paragraph" style:parent-style-name="Heading_20_3">
      <style:text-properties officeooo:rsid="00c6f887" officeooo:paragraph-rsid="00c6f887"/>
    </style:style>
    <style:style style:name="P4" style:family="paragraph" style:parent-style-name="Heading_20_3">
      <style:text-properties officeooo:rsid="00c6f887" officeooo:paragraph-rsid="00c9cdcd"/>
    </style:style>
    <style:style style:name="P5" style:family="paragraph" style:parent-style-name="Text_20_body" style:list-style-name="L12">
      <style:text-properties officeooo:rsid="00641152" officeooo:paragraph-rsid="0080b022"/>
    </style:style>
    <style:style style:name="P6" style:family="paragraph" style:parent-style-name="Text_20_body" style:list-style-name="L12">
      <style:text-properties officeooo:rsid="00641152" officeooo:paragraph-rsid="0081d82b"/>
    </style:style>
    <style:style style:name="P7" style:family="paragraph" style:parent-style-name="Text_20_body">
      <style:text-properties officeooo:rsid="006b33e5" officeooo:paragraph-rsid="006b33e5"/>
    </style:style>
    <style:style style:name="P8" style:family="paragraph" style:parent-style-name="Text_20_body">
      <style:text-properties officeooo:paragraph-rsid="006b3a29"/>
    </style:style>
    <style:style style:name="P9" style:family="paragraph" style:parent-style-name="Text_20_body">
      <style:text-properties officeooo:rsid="007495cf" officeooo:paragraph-rsid="007495cf"/>
    </style:style>
    <style:style style:name="P10" style:family="paragraph" style:parent-style-name="Text_20_body" style:list-style-name="L10">
      <style:text-properties officeooo:rsid="00769fb6" officeooo:paragraph-rsid="00769fb6"/>
    </style:style>
    <style:style style:name="P11" style:family="paragraph" style:parent-style-name="Text_20_body">
      <style:text-properties officeooo:rsid="00786501" officeooo:paragraph-rsid="00786501"/>
    </style:style>
    <style:style style:name="P12" style:family="paragraph" style:parent-style-name="Text_20_body" style:list-style-name="L10">
      <style:text-properties officeooo:rsid="007928c8" officeooo:paragraph-rsid="007928c8"/>
    </style:style>
    <style:style style:name="P13" style:family="paragraph" style:parent-style-name="Text_20_body" style:list-style-name="L10">
      <style:text-properties officeooo:rsid="007a7df5" officeooo:paragraph-rsid="007a7df5"/>
    </style:style>
    <style:style style:name="P14" style:family="paragraph" style:parent-style-name="Text_20_body" style:list-style-name="L9">
      <style:text-properties officeooo:rsid="007d99c4" officeooo:paragraph-rsid="00831063"/>
    </style:style>
    <style:style style:name="P15" style:family="paragraph" style:parent-style-name="Text_20_body">
      <style:text-properties officeooo:rsid="007dc752" officeooo:paragraph-rsid="007dc752"/>
    </style:style>
    <style:style style:name="P16" style:family="paragraph" style:parent-style-name="Text_20_body" style:list-style-name="L11">
      <style:text-properties officeooo:rsid="007dc752" officeooo:paragraph-rsid="007dc752"/>
    </style:style>
    <style:style style:name="P17" style:family="paragraph" style:parent-style-name="Text_20_body">
      <style:text-properties officeooo:rsid="007f8c5b" officeooo:paragraph-rsid="007f8c5b"/>
    </style:style>
    <style:style style:name="P18" style:family="paragraph" style:parent-style-name="Text_20_body" style:list-style-name="L13">
      <style:text-properties officeooo:rsid="00846d76" officeooo:paragraph-rsid="00846d76"/>
    </style:style>
    <style:style style:name="P19" style:family="paragraph" style:parent-style-name="Text_20_body" style:list-style-name="L13">
      <style:text-properties officeooo:rsid="0084969a" officeooo:paragraph-rsid="0084969a"/>
    </style:style>
    <style:style style:name="P20" style:family="paragraph" style:parent-style-name="Text_20_body" style:list-style-name="L13">
      <style:text-properties officeooo:rsid="0085d41b" officeooo:paragraph-rsid="0085d41b"/>
    </style:style>
    <style:style style:name="P21" style:family="paragraph" style:parent-style-name="Text_20_body" style:list-style-name="L13">
      <style:text-properties officeooo:rsid="0086dfd5" officeooo:paragraph-rsid="0086dfd5"/>
    </style:style>
    <style:style style:name="P22" style:family="paragraph" style:parent-style-name="Text_20_body" style:list-style-name="L9">
      <style:text-properties officeooo:rsid="0086dfd5" officeooo:paragraph-rsid="0086dfd5"/>
    </style:style>
    <style:style style:name="P23" style:family="paragraph" style:parent-style-name="Text_20_body" style:list-style-name="L13">
      <style:text-properties officeooo:rsid="0089e9ee" officeooo:paragraph-rsid="0089e9ee"/>
    </style:style>
    <style:style style:name="P24" style:family="paragraph" style:parent-style-name="Text_20_body" style:list-style-name="L13">
      <style:text-properties officeooo:rsid="008d68b7" officeooo:paragraph-rsid="008d68b7"/>
    </style:style>
    <style:style style:name="P25" style:family="paragraph" style:parent-style-name="Text_20_body">
      <style:text-properties officeooo:rsid="008f28eb" officeooo:paragraph-rsid="008f28eb"/>
    </style:style>
    <style:style style:name="P26" style:family="paragraph" style:parent-style-name="Text_20_body" style:list-style-name="L14">
      <style:text-properties officeooo:rsid="00914561" officeooo:paragraph-rsid="00914561"/>
    </style:style>
    <style:style style:name="P27" style:family="paragraph" style:parent-style-name="Text_20_body">
      <style:text-properties officeooo:rsid="00914561" officeooo:paragraph-rsid="00914561"/>
    </style:style>
    <style:style style:name="P28" style:family="paragraph" style:parent-style-name="Text_20_body" style:list-style-name="L14">
      <style:text-properties officeooo:rsid="0094549e" officeooo:paragraph-rsid="0094549e"/>
    </style:style>
    <style:style style:name="P29" style:family="paragraph" style:parent-style-name="Text_20_body" style:list-style-name="L14">
      <style:text-properties officeooo:rsid="0097e584" officeooo:paragraph-rsid="0097e584"/>
    </style:style>
    <style:style style:name="P30" style:family="paragraph" style:parent-style-name="Text_20_body" style:list-style-name="L9">
      <style:text-properties officeooo:rsid="009d3167" officeooo:paragraph-rsid="009d3167"/>
    </style:style>
    <style:style style:name="P31" style:family="paragraph" style:parent-style-name="Text_20_body" style:list-style-name="L9">
      <style:text-properties officeooo:rsid="00a11c84" officeooo:paragraph-rsid="00a11c84"/>
    </style:style>
    <style:style style:name="P32" style:family="paragraph" style:parent-style-name="Text_20_body" style:list-style-name="L9">
      <style:text-properties officeooo:rsid="00a279d7" officeooo:paragraph-rsid="00a279d7"/>
    </style:style>
    <style:style style:name="P33" style:family="paragraph" style:parent-style-name="Text_20_body">
      <style:text-properties officeooo:rsid="00a279d7" officeooo:paragraph-rsid="00a279d7"/>
    </style:style>
    <style:style style:name="P34" style:family="paragraph" style:parent-style-name="Text_20_body" style:list-style-name="L15">
      <style:text-properties officeooo:rsid="00a2e1b9" officeooo:paragraph-rsid="00a2e1b9"/>
    </style:style>
    <style:style style:name="P35" style:family="paragraph" style:parent-style-name="Text_20_body" style:list-style-name="L9">
      <style:text-properties officeooo:rsid="00a7ac45" officeooo:paragraph-rsid="00a7ac45"/>
    </style:style>
    <style:style style:name="P36" style:family="paragraph" style:parent-style-name="Text_20_body" style:list-style-name="L15">
      <style:text-properties officeooo:rsid="00aa1de8" officeooo:paragraph-rsid="00aa1de8"/>
    </style:style>
    <style:style style:name="P37" style:family="paragraph" style:parent-style-name="Text_20_body" style:list-style-name="L16">
      <style:text-properties officeooo:rsid="00ac642e" officeooo:paragraph-rsid="00ac642e"/>
    </style:style>
    <style:style style:name="P38" style:family="paragraph" style:parent-style-name="Text_20_body" style:list-style-name="L16">
      <style:text-properties officeooo:rsid="00ad27d4" officeooo:paragraph-rsid="00ad27d4"/>
    </style:style>
    <style:style style:name="P39" style:family="paragraph" style:parent-style-name="Text_20_body" style:list-style-name="L16">
      <style:text-properties officeooo:rsid="00aed9a0" officeooo:paragraph-rsid="00aed9a0"/>
    </style:style>
    <style:style style:name="P40" style:family="paragraph" style:parent-style-name="Text_20_body" style:list-style-name="L16">
      <style:text-properties officeooo:rsid="00afc330" officeooo:paragraph-rsid="00afc330"/>
    </style:style>
    <style:style style:name="P41" style:family="paragraph" style:parent-style-name="Text_20_body" style:list-style-name="L16">
      <style:text-properties officeooo:rsid="00b12492" officeooo:paragraph-rsid="00b12492"/>
    </style:style>
    <style:style style:name="P42" style:family="paragraph" style:parent-style-name="Text_20_body" style:list-style-name="L17">
      <style:text-properties officeooo:rsid="00b20be0" officeooo:paragraph-rsid="00b20be0"/>
    </style:style>
    <style:style style:name="P43" style:family="paragraph" style:parent-style-name="Text_20_body">
      <style:text-properties officeooo:rsid="00b20be0" officeooo:paragraph-rsid="00b20be0"/>
    </style:style>
    <style:style style:name="P44" style:family="paragraph" style:parent-style-name="Text_20_body" style:list-style-name="L17">
      <style:text-properties officeooo:rsid="00b6b476" officeooo:paragraph-rsid="00b6b476"/>
    </style:style>
    <style:style style:name="P45" style:family="paragraph" style:parent-style-name="Text_20_body" style:list-style-name="L17">
      <style:text-properties officeooo:rsid="00b9506a" officeooo:paragraph-rsid="00b9506a"/>
    </style:style>
    <style:style style:name="P46" style:family="paragraph" style:parent-style-name="Text_20_body" style:list-style-name="L17">
      <style:text-properties officeooo:rsid="00b99394" officeooo:paragraph-rsid="00b99394"/>
    </style:style>
    <style:style style:name="P47" style:family="paragraph" style:parent-style-name="Text_20_body" style:list-style-name="L17">
      <style:text-properties officeooo:rsid="00bc414b" officeooo:paragraph-rsid="00bc414b"/>
    </style:style>
    <style:style style:name="P48" style:family="paragraph" style:parent-style-name="Text_20_body" style:list-style-name="L14">
      <style:text-properties officeooo:rsid="00bda107" officeooo:paragraph-rsid="00bda107"/>
    </style:style>
    <style:style style:name="P49" style:family="paragraph" style:parent-style-name="Text_20_body">
      <style:text-properties officeooo:rsid="00be0a83" officeooo:paragraph-rsid="00be0a83"/>
    </style:style>
    <style:style style:name="P50" style:family="paragraph" style:parent-style-name="Text_20_body">
      <style:text-properties officeooo:rsid="00bed03a" officeooo:paragraph-rsid="00bed03a"/>
    </style:style>
    <style:style style:name="P51" style:family="paragraph" style:parent-style-name="Text_20_body">
      <style:text-properties officeooo:rsid="00bf74f2" officeooo:paragraph-rsid="00bf74f2"/>
    </style:style>
    <style:style style:name="P52" style:family="paragraph" style:parent-style-name="Text_20_body">
      <style:text-properties officeooo:rsid="00c17f45" officeooo:paragraph-rsid="00c17f45"/>
    </style:style>
    <style:style style:name="P53" style:family="paragraph" style:parent-style-name="Text_20_body">
      <style:text-properties officeooo:rsid="00c2c815" officeooo:paragraph-rsid="00c2c815"/>
    </style:style>
    <style:style style:name="P54" style:family="paragraph" style:parent-style-name="Text_20_body">
      <style:text-properties officeooo:rsid="00c6f887" officeooo:paragraph-rsid="00c6f887"/>
    </style:style>
    <style:style style:name="P55" style:family="paragraph" style:parent-style-name="Text_20_body">
      <style:text-properties officeooo:rsid="00cae617" officeooo:paragraph-rsid="00cae617"/>
    </style:style>
    <style:style style:name="P56" style:family="paragraph" style:parent-style-name="Text_20_body" style:list-style-name="L18">
      <style:text-properties officeooo:rsid="00d09e96" officeooo:paragraph-rsid="00d09e96"/>
    </style:style>
    <style:style style:name="P57" style:family="paragraph" style:parent-style-name="Text_20_body" style:list-style-name="L18">
      <style:text-properties officeooo:rsid="00d09e96" officeooo:paragraph-rsid="00d29a41"/>
    </style:style>
    <style:style style:name="P58" style:family="paragraph" style:parent-style-name="Text_20_body" style:list-style-name="L18">
      <style:text-properties officeooo:rsid="00d78df1" officeooo:paragraph-rsid="00d78df1"/>
    </style:style>
    <style:style style:name="P59" style:family="paragraph" style:parent-style-name="Text_20_body" style:list-style-name="L18">
      <style:text-properties officeooo:rsid="00d7fb11" officeooo:paragraph-rsid="00d7fb11"/>
    </style:style>
    <style:style style:name="P60" style:family="paragraph" style:parent-style-name="Text_20_body" style:list-style-name="L19">
      <style:text-properties officeooo:rsid="00db50a8" officeooo:paragraph-rsid="00e0bf2c"/>
    </style:style>
    <style:style style:name="P61" style:family="paragraph" style:parent-style-name="Text_20_body" style:list-style-name="L19">
      <style:text-properties officeooo:rsid="00db50a8" officeooo:paragraph-rsid="00e66880"/>
    </style:style>
    <style:style style:name="P62" style:family="paragraph" style:parent-style-name="Text_20_body" style:list-style-name="L19">
      <style:text-properties officeooo:rsid="00db50a8" officeooo:paragraph-rsid="00e8e45f"/>
    </style:style>
    <style:style style:name="P63" style:family="paragraph" style:parent-style-name="Text_20_body" style:list-style-name="L19">
      <style:text-properties officeooo:rsid="00db7ffc" officeooo:paragraph-rsid="00e0bf2c"/>
    </style:style>
    <style:style style:name="P64" style:family="paragraph" style:parent-style-name="Text_20_body" style:list-style-name="L19">
      <style:text-properties officeooo:rsid="00db7ffc" officeooo:paragraph-rsid="00e66880"/>
    </style:style>
    <style:style style:name="P65" style:family="paragraph" style:parent-style-name="Text_20_body" style:list-style-name="L19">
      <style:text-properties officeooo:rsid="00db7ffc" officeooo:paragraph-rsid="00e8e45f"/>
    </style:style>
    <style:style style:name="P66" style:family="paragraph" style:parent-style-name="Text_20_body" style:list-style-name="L19">
      <style:text-properties officeooo:rsid="00dc039e" officeooo:paragraph-rsid="00e0bf2c"/>
    </style:style>
    <style:style style:name="P67" style:family="paragraph" style:parent-style-name="Text_20_body" style:list-style-name="L19">
      <style:text-properties officeooo:rsid="00def819" officeooo:paragraph-rsid="00def819"/>
    </style:style>
    <style:style style:name="P68" style:family="paragraph" style:parent-style-name="Text_20_body" style:list-style-name="L19">
      <style:text-properties officeooo:rsid="00e1c1e0" officeooo:paragraph-rsid="00e1c1e0"/>
    </style:style>
    <style:style style:name="T1" style:family="text">
      <style:text-properties officeooo:rsid="005efabf"/>
    </style:style>
    <style:style style:name="T2" style:family="text">
      <style:text-properties officeooo:rsid="00647b80"/>
    </style:style>
    <style:style style:name="T3" style:family="text">
      <style:text-properties officeooo:rsid="006b3a29"/>
    </style:style>
    <style:style style:name="T4" style:family="text">
      <style:text-properties officeooo:rsid="00764087"/>
    </style:style>
    <style:style style:name="T5" style:family="text">
      <style:text-properties officeooo:rsid="00792e4d"/>
    </style:style>
    <style:style style:name="T6" style:family="text">
      <style:text-properties officeooo:rsid="007bd144"/>
    </style:style>
    <style:style style:name="T7" style:family="text">
      <style:text-properties officeooo:rsid="0081d82b"/>
    </style:style>
    <style:style style:name="T8" style:family="text">
      <style:text-properties officeooo:rsid="00831063"/>
    </style:style>
    <style:style style:name="T9" style:family="text">
      <style:text-properties officeooo:rsid="0084969a"/>
    </style:style>
    <style:style style:name="T10" style:family="text">
      <style:text-properties officeooo:rsid="00885a3d"/>
    </style:style>
    <style:style style:name="T11" style:family="text">
      <style:text-properties officeooo:rsid="008b70e0"/>
    </style:style>
    <style:style style:name="T12" style:family="text">
      <style:text-properties officeooo:rsid="0091c1ae"/>
    </style:style>
    <style:style style:name="T13" style:family="text">
      <style:text-properties officeooo:rsid="0095e5ee"/>
    </style:style>
    <style:style style:name="T14" style:family="text">
      <style:text-properties officeooo:rsid="009f9972"/>
    </style:style>
    <style:style style:name="T15" style:family="text">
      <style:text-properties officeooo:rsid="00a63782"/>
    </style:style>
    <style:style style:name="T16" style:family="text">
      <style:text-properties officeooo:rsid="00a8baa2"/>
    </style:style>
    <style:style style:name="T17" style:family="text">
      <style:text-properties officeooo:rsid="00ac9b49"/>
    </style:style>
    <style:style style:name="T18" style:family="text">
      <style:text-properties officeooo:rsid="00b53900"/>
    </style:style>
    <style:style style:name="T19" style:family="text">
      <style:text-properties officeooo:rsid="00b54f41"/>
    </style:style>
    <style:style style:name="T20" style:family="text">
      <style:text-properties officeooo:rsid="00b99394"/>
    </style:style>
    <style:style style:name="T21" style:family="text">
      <style:text-properties officeooo:rsid="00ba7e53"/>
    </style:style>
    <style:style style:name="T22" style:family="text">
      <style:text-properties officeooo:rsid="00bfaaf4"/>
    </style:style>
    <style:style style:name="T23" style:family="text">
      <style:text-properties officeooo:rsid="00c3ade5"/>
    </style:style>
    <style:style style:name="T24" style:family="text">
      <style:text-properties officeooo:rsid="00c76f04"/>
    </style:style>
    <style:style style:name="T25" style:family="text">
      <style:text-properties officeooo:rsid="00c7b1d3"/>
    </style:style>
    <style:style style:name="T26" style:family="text">
      <style:text-properties officeooo:rsid="00c7eb07"/>
    </style:style>
    <style:style style:name="T27" style:family="text">
      <style:text-properties officeooo:rsid="00cf8f59"/>
    </style:style>
    <style:style style:name="T28" style:family="text">
      <style:text-properties officeooo:rsid="00d0ea2b"/>
    </style:style>
    <style:style style:name="T29" style:family="text">
      <style:text-properties officeooo:rsid="00d4f089"/>
    </style:style>
    <style:style style:name="T30" style:family="text">
      <style:text-properties officeooo:rsid="00d6b863"/>
    </style:style>
    <style:style style:name="T31" style:family="text">
      <style:text-properties officeooo:rsid="00ddce3a"/>
    </style:style>
    <style:style style:name="T32" style:family="text">
      <style:text-properties officeooo:rsid="00e69dc2"/>
    </style:style>
    <style:style style:name="T33" style:family="text">
      <style:text-properties officeooo:rsid="00e70894"/>
    </style:style>
    <style:style style:name="T34" style:family="text">
      <style:text-properties officeooo:rsid="00ec0cb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pecifikace</text:h>
      <text:p text:style-name="P49">Tento dokument má za účel zachytit specifikaci celého řešení rozdělného do skupin podle navržené architektury, jejíž specifikace následuje níže.</text:p>
      <text:p text:style-name="P49">Pro srozumění s touto specifikací je třeba rozumět pravidlům Times UP!</text:p>
      <text:p text:style-name="P50">Rozdělení na potenciální inkrementy <text:span text:style-name="T34">a finanční rozvahu jednotlivých části najdete v samostatném dokumentu.</text:span></text:p>
      <text:h text:style-name="Heading_20_2" text:outline-level="2">Základní pojmy</text:h>
      <text:p text:style-name="P7">Kartička – <text:span text:style-name="T3">jméno osobnosti + stručný popis</text:span></text:p>
      <text:p text:style-name="P8"><text:span text:style-name="T3">Okruh – předem připravená sada kartiček</text:span></text:p>
      <text:p text:style-name="P11">Uživatel – hráč hry</text:p>
      <text:p text:style-name="P27">Fáze – aktuální pravidla tahu: více slov, jedno slovo, pouze pantomima.</text:p>
      <text:h text:style-name="Heading_20_2" text:outline-level="2">Architektura</text:h>
      <text:p text:style-name="P9">Aplikace nechť je rozdělena na následující samostatné části:</text:p>
      <text:list xml:id="list7435620586364493612" text:style-name="L10">
        <text:list-item>
          <text:p text:style-name="P10">Mobilní aplikace – běžící na chytrém mobilním telefonu uživatele.</text:p>
        </text:list-item>
        <text:list-item>
          <text:p text:style-name="P12">Serverová servisní část – běžící na serveru <text:span text:style-name="T5">poskytovatele, slouží ke správě okruhů a jejich dodatečné distribuci uživatelům do jejich mobilních aplikací na jejich žádost.</text:span></text:p>
        </text:list-item>
        <text:list-item>
          <text:p text:style-name="P13">Webová služba – <text:span text:style-name="T6">běží </text:span>na serveru poskytovatele, slouží uživatelům ke správě jejich okruhů.</text:p>
        </text:list-item>
      </text:list>
      <text:p text:style-name="P9">Pro komunikaci mezi těmito částmi nechť je definováno jednotné a zdokumentova<text:span text:style-name="T4">né</text:span> API.</text:p>
      <text:h text:style-name="Heading_20_2" text:outline-level="2">Mobilní aplikace</text:h>
      <text:p text:style-name="P17">Obecné:</text:p>
      <text:list xml:id="list701944734682458678" text:style-name="L12">
        <text:list-item>
          <text:p text:style-name="P5"><text:span text:style-name="T7">Aplikace</text:span> musí být instalovatelná z internetového obchodu <text:span text:style-name="T2">Google Play.</text:span></text:p>
        </text:list-item>
        <text:list-item>
          <text:p text:style-name="P6"><text:span text:style-name="T7">Aplikace</text:span> musí být zcela samostatná, tedy musí zvládat fungování v režimu offline a to od prvního spuštění.</text:p>
        </text:list-item>
      </text:list>
      <text:p text:style-name="P17"><text:span text:style-name="T11">Před zahájením hry</text:span>:</text:p>
      <text:list xml:id="list111933932854536986" text:style-name="L13">
        <text:list-item>
          <text:p text:style-name="P18">Hráč před zahájením hry <text:span text:style-name="T9">může vybrat režim hry zda chce hrát:</text:span></text:p>
          <text:list>
            <text:list-item>
              <text:p text:style-name="P19">Ostrou hru – pak vybírá počet týmů a časový limit.</text:p>
            </text:list-item>
            <text:list-item>
              <text:p text:style-name="P19">Cvičnou hru – pak vybírá zda chce časový limit či nikoli</text:p>
            </text:list-item>
          </text:list>
        </text:list-item>
        <text:list-item>
          <text:p text:style-name="P20">Počet týmů je od 2 do 8.</text:p>
        </text:list-item>
        <text:list-item>
          <text:p text:style-name="P21">Po vybrání režimu hry vybírá <text:span text:style-name="T10">se kterými okruhy chce hrát vybráním ze seznamu okruhů.</text:span></text:p>
        </text:list-item>
        <text:list-item>
          <text:p text:style-name="P23">V seznamu okruhů výběru jsou <text:s/>nahoře okruhy označené jako oblíbené. Pod tím mohou být naposledy hrané okruhy.</text:p>
        </text:list-item>
        <text:list-item>
          <text:p text:style-name="P24">Po vybrání okruhů vybírá hráč, zda-li chce hrát se všemi kartičkami okruhu či jen s náhodnými kartičkami v určitém, jím zadaném počtu.</text:p>
        </text:list-item>
      </text:list>
      <text:p text:style-name="P25">Samotná hra:</text:p>
      <text:list xml:id="list1441851233074338184" text:style-name="L14">
        <text:list-item>
          <text:p text:style-name="P29">Před zahájením hry se přepne natvrdo do landscape režimu (aby se předešlo otáčení displeje).</text:p>
        </text:list-item>
        <text:list-item>
          <text:p text:style-name="P26"><text:soft-page-break/>Před zahájením jednoho tahu týmu vidí hráč na obrazovce označení týmu který je právě na tahu, časový limit se kterým se bude hrát a aktuální <text:span text:style-name="T12">fázi hry (aka sumarizace pravidel) a tlačítko START.</text:span></text:p>
        </text:list-item>
        <text:list-item>
          <text:p text:style-name="P28">Po zmáčknutí <text:span text:style-name="T13">tlačítka START uvidí kartičku a tlačítka UHÁDNUTO a PŘESKOČIT.</text:span></text:p>
        </text:list-item>
        <text:list-item>
          <text:p text:style-name="P48">Aplikace sčítá skóre jednotlivým týmům, na konci jim ukáže statistiku v jednotlivých fází hry.</text:p>
        </text:list-item>
      </text:list>
      <text:p text:style-name="P17">Správa okruhů:</text:p>
      <text:list xml:id="list6099672008036176312" text:style-name="L9">
        <text:list-item>
          <text:p text:style-name="P14"><text:span text:style-name="T8">A</text:span>plikace v sobě musí mít <text:span text:style-name="T8">předinstalované</text:span> okruhy.</text:p>
        </text:list-item>
        <text:list-item>
          <text:p text:style-name="P30">Uživatel může zobrazit seznam aktuálních okruhů, u každého vidí kromě názvu a krátké popisu i datum poslední aktualizace.</text:p>
        </text:list-item>
        <text:list-item>
          <text:p text:style-name="P22"><text:span text:style-name="T14">Okruhy může uživatel hvězdičkovat.</text:span></text:p>
        </text:list-item>
        <text:list-item>
          <text:p text:style-name="P31">Uživatel může přidávat vlastní okruh a do něj vlastní kartičky prostřednictvím klávesnice mobilního zařízení.</text:p>
        </text:list-item>
        <text:list-item>
          <text:p text:style-name="P32">Uživatel si může zobrazit seznam okruhů, který je k dispozici na serveru <text:span text:style-name="T15">(bez spárování).</text:span></text:p>
        </text:list-item>
        <text:list-item>
          <text:p text:style-name="P35">Uživatel si může stahovat ze seznamu okruhů dostupných na serveru do určitého limitu. Nad tento limit může stahovat pouze pokud má aplikaci spárovanou a k tomuto účtu je dostupné předplat<text:span text:style-name="T16">né.</text:span></text:p>
        </text:list-item>
      </text:list>
      <text:p text:style-name="P33">Propojení:</text:p>
      <text:list xml:id="list8892845536932056192" text:style-name="L15">
        <text:list-item>
          <text:p text:style-name="P34">Uživatel si může spárovat aplikaci s webovou stránkou a to buď:</text:p>
          <text:list>
            <text:list-item>
              <text:p text:style-name="P34">vytvořením účtu pomocí mobilního telefonu,</text:p>
            </text:list-item>
            <text:list-item>
              <text:p text:style-name="P34">přihlášením pomocí Facebooku.</text:p>
            </text:list-item>
          </text:list>
        </text:list-item>
        <text:list-item>
          <text:p text:style-name="P34">Uživatel může aplikaci odpárovat.</text:p>
        </text:list-item>
        <text:list-item>
          <text:p text:style-name="P36">Uživatel vidí předplatné, které má k dispozici na webové stránce.</text:p>
        </text:list-item>
      </text:list>
      <text:p text:style-name="P15">Lokalizace:</text:p>
      <text:list xml:id="list38100050881751044" text:style-name="L11">
        <text:list-item>
          <text:p text:style-name="P16">Aplikace musí v základu podporovat českou a anglickou jazykovou mutaci</text:p>
        </text:list-item>
        <text:list-item>
          <text:p text:style-name="P16">Aplikace musí umožnit přepnout jazyk aplikace z úvodní stárnky aplikace.</text:p>
        </text:list-item>
      </text:list>
      <text:h text:style-name="Heading_20_2" text:outline-level="2">Serverová <text:span text:style-name="T1">servisní </text:span>část</text:h>
      <text:list xml:id="list7237599125465862309" text:style-name="L16">
        <text:list-item>
          <text:p text:style-name="P37">Sever uchovává veškerý<text:span text:style-name="T17">ch</text:span> data – tedy seznam okruhů a k nim náležejících kartiček.</text:p>
        </text:list-item>
        <text:list-item>
          <text:p text:style-name="P40">Server umožňuje získávat seznam veřejně dostupných okruhů, uživatelských okruhů.</text:p>
        </text:list-item>
        <text:list-item>
          <text:p text:style-name="P40">Server umožňuje synchronizaci kartiček vybraných okruhů.</text:p>
        </text:list-item>
        <text:list-item>
          <text:p text:style-name="P38">Server zprostředkovává informace o uživatelích.</text:p>
        </text:list-item>
        <text:list-item>
          <text:p text:style-name="P39">Server zprostředkovává informaci o předplatných uživatelů.</text:p>
        </text:list-item>
        <text:list-item>
          <text:p text:style-name="P41">Server umožňuje sdílení okruhů mezi více lidmi.</text:p>
        </text:list-item>
      </text:list>
      <text:h text:style-name="Heading_20_2" text:outline-level="2">Webová služba</text:h>
      <text:p text:style-name="P43">Slouží pro správu svým okruhů, vyhledávání a vytváření nových <text:span text:style-name="T18">okruhů, uživatelských předplatných a sdílení okruhů mezi přáteli.</text:span></text:p>
      <text:list xml:id="list3730963769151433231" text:style-name="L17">
        <text:list-item>
          <text:p text:style-name="P42">Web umožňuje <text:span text:style-name="T19">uživateli procházet dostupné veřejné seznamy okruhů včetně nahlížení do </text:span><text:soft-page-break/><text:span text:style-name="T19">jejich obsahu.</text:span></text:p>
        </text:list-item>
        <text:list-item>
          <text:p text:style-name="P44">Web umožňuje vytvoření účtu pomocí formuláře a pomocí Facebooku.</text:p>
        </text:list-item>
        <text:list-item>
          <text:p text:style-name="P45">Web umožňuje přihlášeným uživatelům vytvářet vlastní okruhy <text:span text:style-name="T20">a plnit je kartičkami.</text:span></text:p>
        </text:list-item>
        <text:list-item>
          <text:p text:style-name="P46">Web umožňuje přihlášeným uživatelům <text:span text:style-name="T21">spravovat své předplatné.</text:span></text:p>
        </text:list-item>
        <text:list-item>
          <text:p text:style-name="P47">Web umožňuje sdílet vlastní okruhy dalším uživatelů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21:49:32.761958000</meta:creation-date>
    <meta:generator>LibreOffice/4.1.4.2$MacOSX_x86 LibreOffice_project/0a0440ccc0227ad9829de5f46be37cfb6edcf72</meta:generator>
    <dc:date>2014-11-01T22:54:24.365489000</dc:date>
    <meta:editing-duration>PT11H12M15S</meta:editing-duration>
    <meta:editing-cycles>233</meta:editing-cycles>
    <meta:document-statistic meta:table-count="0" meta:image-count="0" meta:object-count="0" meta:page-count="3" meta:paragraph-count="62" meta:word-count="628" meta:character-count="4127" meta:non-whitespace-character-count="3590"/>
  </office:meta>
</office:document-meta>
</file>